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10c" officeooo:paragraph-rsid="001551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4:35:00.464120430</meta:creation-date>
    <dc:date>2018-12-29T14:35:12.122752208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6.2$Linux_X86_64 LibreOffice_project/00m0$Build-2</meta:generator>
  </office:meta>
</office:document-meta>
</file>